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end" style:justify-single-word="false" style:writing-mode="rl-tb"/>
    </style:style>
    <style:style style:name="P2" style:family="paragraph" style:parent-style-name="Heading_20_3">
      <style:paragraph-properties fo:text-align="end" style:justify-single-word="false" style:writing-mode="rl-tb"/>
    </style:style>
    <style:style style:name="P3" style:family="paragraph" style:parent-style-name="Horizontal_20_Line">
      <style:paragraph-properties fo:text-align="end" style:justify-single-word="false" style:writing-mode="rl-tb"/>
    </style:style>
    <style:style style:name="P4" style:family="paragraph" style:parent-style-name="Standard">
      <style:paragraph-properties fo:text-align="end" style:justify-single-word="false" style:writing-mode="rl-tb"/>
    </style:style>
    <style:style style:name="P5" style:family="paragraph" style:parent-style-name="Text_20_body">
      <style:paragraph-properties fo:text-align="end" style:justify-single-word="false" style:writing-mode="rl-tb"/>
    </style:style>
    <style:style style:name="P6" style:family="paragraph" style:parent-style-name="Text_20_body" style:list-style-name="L1">
      <style:paragraph-properties fo:text-align="end" style:justify-single-word="false" style:writing-mode="rl-tb"/>
    </style:style>
    <style:style style:name="P7" style:family="paragraph" style:parent-style-name="Text_20_body" style:list-style-name="L2">
      <style:paragraph-properties fo:text-align="end" style:justify-single-word="false" style:writing-mode="rl-tb"/>
    </style:style>
    <style:style style:name="P8" style:family="paragraph" style:parent-style-name="Text_20_body" style:list-style-name="L3">
      <style:paragraph-properties fo:text-align="end" style:justify-single-word="false" style:writing-mode="rl-tb"/>
    </style:style>
    <style:style style:name="P9" style:family="paragraph" style:parent-style-name="Text_20_body" style:list-style-name="L4">
      <style:paragraph-properties fo:text-align="end" style:justify-single-word="false" style:writing-mode="rl-tb"/>
    </style:style>
    <style:style style:name="P10" style:family="paragraph" style:parent-style-name="Text_20_body" style:list-style-name="L5">
      <style:paragraph-properties fo:text-align="end" style:justify-single-word="false" style:writing-mode="rl-tb"/>
    </style:style>
    <style:style style:name="P11" style:family="paragraph" style:parent-style-name="Text_20_body" style:list-style-name="L6">
      <style:paragraph-properties fo:text-align="end" style:justify-single-word="false" style:writing-mode="rl-tb"/>
    </style:style>
    <style:style style:name="P12" style:family="paragraph" style:parent-style-name="Text_20_body" style:list-style-name="L7">
      <style:paragraph-properties fo:text-align="end" style:justify-single-word="false" style:writing-mode="rl-tb"/>
    </style:style>
    <style:style style:name="P13" style:family="paragraph" style:parent-style-name="Text_20_body" style:list-style-name="L8">
      <style:paragraph-properties fo:text-align="end" style:justify-single-word="false" style:writing-mode="rl-tb"/>
    </style:style>
    <style:style style:name="P14" style:family="paragraph" style:parent-style-name="Text_20_body" style:list-style-name="L9">
      <style:paragraph-properties fo:text-align="end" style:justify-single-word="false" style:writing-mode="rl-tb"/>
    </style:style>
    <style:style style:name="P15" style:family="paragraph" style:parent-style-name="Text_20_body" style:list-style-name="L10">
      <style:paragraph-properties fo:text-align="end" style:justify-single-word="false" style:writing-mode="rl-tb"/>
    </style:style>
    <style:style style:name="P16" style:family="paragraph" style:parent-style-name="Text_20_body" style:list-style-name="L11">
      <style:paragraph-properties fo:text-align="end" style:justify-single-word="false" style:writing-mode="rl-tb"/>
    </style:style>
    <style:style style:name="P17" style:family="paragraph" style:parent-style-name="Text_20_body" style:list-style-name="L12">
      <style:paragraph-properties fo:text-align="end" style:justify-single-word="false" style:writing-mode="rl-tb"/>
    </style:style>
    <style:style style:name="P18" style:family="paragraph" style:parent-style-name="Text_20_body" style:list-style-name="L13">
      <style:paragraph-properties fo:text-align="end" style:justify-single-word="false" style:writing-mode="rl-tb"/>
    </style:style>
    <style:style style:name="P19" style:family="paragraph" style:parent-style-name="Text_20_body" style:list-style-name="L14">
      <style:paragraph-properties fo:text-align="end" style:justify-single-word="false" style:writing-mode="rl-tb"/>
    </style:style>
    <style:style style:name="P20" style:family="paragraph" style:parent-style-name="Text_20_body" style:list-style-name="L15">
      <style:paragraph-properties fo:text-align="end" style:justify-single-word="false" style:writing-mode="rl-tb"/>
    </style:style>
    <style:style style:name="P21" style:family="paragraph" style:parent-style-name="Text_20_body" style:list-style-name="L16">
      <style:paragraph-properties fo:text-align="end" style:justify-single-word="false" style:writing-mode="rl-t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🧠 <text:span text:style-name="Strong_20_Emphasis">1) Research RAG Pro — بازیابی فوق‌دقیق منابع علمی</text:span></text:h>
      <text:p text:style-name="P5">پژوهشگر انتظار دارد:</text:p>
      <text:list text:style-name="L1">
        <text:list-item>
          <text:p text:style-name="P6">مقاله PDF بارگذاری کند</text:p>
        </text:list-item>
        <text:list-item>
          <text:p text:style-name="P6">RAG متن را دقیق و با citation تحویل بدهد</text:p>
        </text:list-item>
      </text:list>
      <text:h text:style-name="P2" text:outline-level="3">قابلیت‌های پیشنهادی:</text:h>
      <text:list text:style-name="L2">
        <text:list-item>
          <text:p text:style-name="P7">استخراج هوشمند PDF (جدول، فرمول، نمودار)</text:p>
        </text:list-item>
        <text:list-item>
          <text:p text:style-name="P7">RAG چندمنبعی (multi-document)</text:p>
        </text:list-item>
        <text:list-item>
          <text:p text:style-name="P7">جستجوی معنایی + جستجوی کلیدواژه</text:p>
        </text:list-item>
        <text:list-item>
          <text:p text:style-name="P7">دسته‌بندی خودکار مقالات</text:p>
        </text:list-item>
        <text:list-item>
          <text:p text:style-name="P7">ساخت citation خودکار (APA, MLA, IEEE)</text:p>
        </text:list-item>
      </text:list>
      <text:p text:style-name="P3"/>
      <text:h text:style-name="P1" text:outline-level="1">🧪 <text:span text:style-name="Strong_20_Emphasis">2) Research Workspace (محیط علمی اختصاصی برای هر پروژه)</text:span></text:h>
      <text:p text:style-name="P5">هر پروژه تحقیقاتی می‌تواند شامل:</text:p>
      <text:list text:style-name="L3">
        <text:list-item>
          <text:p text:style-name="P8">RAG اختصاصی</text:p>
        </text:list-item>
        <text:list-item>
          <text:p text:style-name="P8">مدل شخصی fine-tuned شده</text:p>
        </text:list-item>
        <text:list-item>
          <text:p text:style-name="P8">نوت‌های علمی</text:p>
        </text:list-item>
        <text:list-item>
          <text:p text:style-name="P8">تاریخچه گفتگوها</text:p>
        </text:list-item>
        <text:list-item>
          <text:p text:style-name="P8">فایل‌ها (PDF، عکس، اسلاید)</text:p>
        </text:list-item>
        <text:list-item>
          <text:p text:style-name="P8">منابع و citationها</text:p>
        </text:list-item>
      </text:list>
      <text:p text:style-name="P5">کاملاً <text:span text:style-name="Strong_20_Emphasis">آفلاین + روی دستگاه محلی</text:span><text:line-break/>یا <text:span text:style-name="Strong_20_Emphasis">تیمی + توزیع‌شده</text:span> با Workerهای اعضا</text:p>
      <text:p text:style-name="P3"/>
      <text:h text:style-name="P1" text:outline-level="1"><text:soft-page-break/>🔍 <text:span text:style-name="Strong_20_Emphasis">3) ابزارهای علمی پایه که ریسرچرها همیشه می‌خواهند:</text:span></text:h>
      <text:h text:style-name="P2" text:outline-level="3">✔️ Summarization هوشمند</text:h>
      <text:p text:style-name="P5">– Highlight قطعی بخش‌های مهم مقاله<text:line-break/>– خلاصه سطح PhD یا سطح ساده</text:p>
      <text:h text:style-name="P2" text:outline-level="3">✔️ Paraphrasing آکادمیک</text:h>
      <text:p text:style-name="P5">– پارافرایز با لحن علمی + citation</text:p>
      <text:h text:style-name="P2" text:outline-level="3">✔️ Extract Data</text:h>
      <text:p text:style-name="P5">– استخراج جدول، عدد، نمودار، claim، methodology</text:p>
      <text:h text:style-name="P2" text:outline-level="3">✔️ Compare Papers</text:h>
      <text:p text:style-name="P5">– مقایسه دو یا چند مقاله<text:line-break/>– خروجی Structured (نوآوری، روش، نتیجه، ضعف‌ها)</text:p>
      <text:p text:style-name="P3"/>
      <text:h text:style-name="P1" text:outline-level="1">🧬 <text:span text:style-name="Strong_20_Emphasis">4) مدل‌های شخصی‌سازی‌شده برای حوزه‌های مختلف تحقیقاتی</text:span></text:h>
      <text:p text:style-name="P5">ریسرچرهای مختلف حوزه‌های متفاوت دارند:</text:p>
      <text:list text:style-name="L4">
        <text:list-item>
          <text:p text:style-name="P9">پزشکی</text:p>
        </text:list-item>
        <text:list-item>
          <text:p text:style-name="P9">علوم داده</text:p>
        </text:list-item>
        <text:list-item>
          <text:p text:style-name="P9">اقتصاد</text:p>
        </text:list-item>
        <text:list-item>
          <text:p text:style-name="P9">مدیریت</text:p>
        </text:list-item>
        <text:list-item>
          <text:p text:style-name="P9">فیزیک</text:p>
        </text:list-item>
        <text:list-item>
          <text:p text:style-name="P9">مهندسی برق</text:p>
        </text:list-item>
        <text:list-item>
          <text:p text:style-name="P9">AI/ML</text:p>
        </text:list-item>
        <text:list-item>
          <text:p text:style-name="P9">علوم اجتماعی</text:p>
        </text:list-item>
      </text:list>
      <text:h text:style-name="P2" text:outline-level="3">می‌توانی:</text:h>
      <text:list text:style-name="L5">
        <text:list-item>
          <text:p text:style-name="P10">مدل پایه (مثلاً Gemma یا Qwen) را برای این حوزه‌ها fine-tune کنی</text:p>
        </text:list-item>
        <text:list-item>
          <text:p text:style-name="P10">یا مدل را بر اساس RAG کاربر به طور پویا تخصصی کنی</text:p>
        </text:list-item>
      </text:list>
      <text:p text:style-name="P3"><text:soft-page-break/></text:p>
      <text:h text:style-name="P1" text:outline-level="1">🌍 <text:span text:style-name="Strong_20_Emphasis">5) فضای همکاری تیمی Distributed</text:span></text:h>
      <text:p text:style-name="P5">این مهم‌ترین قابلیت است که پروژه تو را از رقبا جدا می‌کند.</text:p>
      <text:h text:style-name="P2" text:outline-level="3">قابلیت‌ها:</text:h>
      <text:list text:style-name="L6">
        <text:list-item>
          <text:p text:style-name="P11">Workspace مشترک بین چند پژوهشگر</text:p>
        </text:list-item>
        <text:list-item>
          <text:p text:style-name="P11">اشتراک RAG (بدون اشتراک PDF خام)</text:p>
        </text:list-item>
        <text:list-item>
          <text:p text:style-name="P11">اشتراک مدل fine-tuned شده</text:p>
        </text:list-item>
        <text:list-item>
          <text:p text:style-name="P11">Distributed inference بین اعضا</text:p>
        </text:list-item>
        <text:list-item>
          <text:p text:style-name="P11">ویرایش و همکاری در یک chat thread</text:p>
        </text:list-item>
        <text:list-item>
          <text:p text:style-name="P11">system-level consensus (پاسخ جمعی چند مدل)</text:p>
        </text:list-item>
      </text:list>
      <text:h text:style-name="P2" text:outline-level="3">کاملاً سازگار با:</text:h>
      <text:list text:style-name="L7">
        <text:list-item>
          <text:p text:style-name="P12">شبکه دانشگاهی</text:p>
        </text:list-item>
        <text:list-item>
          <text:p text:style-name="P12">شرکت‌ها</text:p>
        </text:list-item>
        <text:list-item>
          <text:p text:style-name="P12">گروه‌های پژوهشی بین‌المللی</text:p>
        </text:list-item>
      </text:list>
      <text:p text:style-name="P3"/>
      <text:h text:style-name="P1" text:outline-level="1">🏷 <text:span text:style-name="Strong_20_Emphasis">6) Research Metadata Manager</text:span></text:h>
      <text:p text:style-name="P5">پژوهشگرها نیاز دارند:</text:p>
      <text:list text:style-name="L8">
        <text:list-item>
          <text:p text:style-name="P13">مقاله را ذخیره کنند</text:p>
        </text:list-item>
        <text:list-item>
          <text:p text:style-name="P13">meta بسازند</text:p>
        </text:list-item>
        <text:list-item>
          <text:p text:style-name="P13">تگ و دسته‌بندی کنند</text:p>
        </text:list-item>
        <text:list-item>
          <text:p text:style-name="P13">citation و reference روی آن بگذارند</text:p>
        </text:list-item>
      </text:list>
      <text:p text:style-name="P5">پیشنهاد:</text:p>
      <text:list text:style-name="L9">
        <text:list-item>
          <text:p text:style-name="P14">ساخت bookmark هوشمند</text:p>
        </text:list-item>
        <text:list-item>
          <text:p text:style-name="P14">برچسب‌گذاری خودکار موضوعی</text:p>
        </text:list-item>
        <text:list-item>
          <text:p text:style-name="P14">پیشنهادی برای اساس RAG</text:p>
        </text:list-item>
        <text:list-item>
          <text:p text:style-name="P14">Embedded vector memory graph</text:p>
        </text:list-item>
      </text:list>
      <text:p text:style-name="P3"/>
      <text:h text:style-name="P1" text:outline-level="1"><text:soft-page-break/>🔐 <text:span text:style-name="Strong_20_Emphasis">7) Data Vault (حفاظت کامل داده علمی)</text:span></text:h>
      <text:p text:style-name="P5">برای پژوهشگران خیلی مهم است.</text:p>
      <text:p text:style-name="P5">قابلیت‌ها:</text:p>
      <text:list text:style-name="L10">
        <text:list-item>
          <text:p text:style-name="P15">encryption end-to-end</text:p>
        </text:list-item>
        <text:list-item>
          <text:p text:style-name="P15">رمزگذاری PDFها</text:p>
        </text:list-item>
        <text:list-item>
          <text:p text:style-name="P15">مجوزهای دسترسی (فقط read / read-write)</text:p>
        </text:list-item>
        <text:list-item>
          <text:p text:style-name="P15">login با biometric</text:p>
        </text:list-item>
        <text:list-item>
          <text:p text:style-name="P15">differential privacy برای آموزش فدره</text:p>
        </text:list-item>
      </text:list>
      <text:p text:style-name="P5">این باعث می‌شود دانشگاه‌ها و گروه‌های صنعتی اعتماد کنند.</text:p>
      <text:p text:style-name="P3"/>
      <text:h text:style-name="P1" text:outline-level="1">🎞 <text:span text:style-name="Strong_20_Emphasis">8) Multimodal RAG برای پژوهشگران</text:span></text:h>
      <text:p text:style-name="P5">بسیار کاربردی برای کسانی که با:</text:p>
      <text:list text:style-name="L11">
        <text:list-item>
          <text:p text:style-name="P16">تصاویر</text:p>
        </text:list-item>
        <text:list-item>
          <text:p text:style-name="P16">نمودارها</text:p>
        </text:list-item>
        <text:list-item>
          <text:p text:style-name="P16">فرمول‌ها</text:p>
        </text:list-item>
        <text:list-item>
          <text:p text:style-name="P16">داده‌های آزمایشگاهی</text:p>
        </text:list-item>
        <text:list-item>
          <text:p text:style-name="P16">اسلایدهای پاورپوینت</text:p>
        </text:list-item>
      </text:list>
      <text:p text:style-name="P5">کار می‌کنند.</text:p>
      <text:p text:style-name="P5">قابلیت‌های پیشنهادی:</text:p>
      <text:list text:style-name="L12">
        <text:list-item>
          <text:p text:style-name="P17">تحلیل عکس آزمایشگاه</text:p>
        </text:list-item>
        <text:list-item>
          <text:p text:style-name="P17">تشخیص نمودار</text:p>
        </text:list-item>
        <text:list-item>
          <text:p text:style-name="P17">استخراج فرمول</text:p>
        </text:list-item>
        <text:list-item>
          <text:p text:style-name="P17">تبدیل اسلاید به متن قابل جستجو</text:p>
        </text:list-item>
      </text:list>
      <text:p text:style-name="P3"/>
      <text:h text:style-name="P1" text:outline-level="1">🎮 <text:span text:style-name="Strong_20_Emphasis">9) Scientific Gamification برای افزایش مشارکت پژوهشگرها</text:span></text:h>
      <text:p text:style-name="P5">برای جذب و حفظ کاربر:</text:p>
      <text:list text:style-name="L13">
        <text:list-item>
          <text:p text:style-name="P18"><text:soft-page-break/>امتیاز Scientific Contribution</text:p>
        </text:list-item>
        <text:list-item>
          <text:p text:style-name="P18">Rank پژوهشی</text:p>
        </text:list-item>
        <text:list-item>
          <text:p text:style-name="P18">Level بر اساس مشارکت علمی</text:p>
        </text:list-item>
        <text:list-item>
          <text:p text:style-name="P18">باز کردن قابلیت‌های جدید مثل مدل قوی‌تر</text:p>
        </text:list-item>
        <text:list-item>
          <text:p text:style-name="P18">مأموریت‌های علمی (مثلاً: “۵ مقاله اضافه کن”)</text:p>
        </text:list-item>
      </text:list>
      <text:p text:style-name="P5">اما <text:span text:style-name="Emphasis">باید لحنش علمی و حرفه‌ای بماند.</text:span></text:p>
      <text:p text:style-name="P3"/>
      <text:h text:style-name="P1" text:outline-level="1">📊 <text:span text:style-name="Strong_20_Emphasis">10) داشبورد هوشمند Research Analytics</text:span></text:h>
      <text:p text:style-name="P5">برای هر پروژه تحقیقاتی:</text:p>
      <text:list text:style-name="L14">
        <text:list-item>
          <text:p text:style-name="P19">نقشه مفهومی خودکار (Concept Graph)</text:p>
        </text:list-item>
        <text:list-item>
          <text:p text:style-name="P19">تحلیل citationها</text:p>
        </text:list-item>
        <text:list-item>
          <text:p text:style-name="P19">ترندهای موضوعی</text:p>
        </text:list-item>
        <text:list-item>
          <text:p text:style-name="P19">keyword extraction</text:p>
        </text:list-item>
        <text:list-item>
          <text:p text:style-name="P19">topic modeling</text:p>
        </text:list-item>
        <text:list-item>
          <text:p text:style-name="P19">timeline تحقیق</text:p>
        </text:list-item>
      </text:list>
      <text:p text:style-name="P5">این‌ها برای ریسرچرها <text:span text:style-name="Strong_20_Emphasis">طلایی</text:span> هستند.</text:p>
      <text:p text:style-name="P3"/>
      <text:h text:style-name="P1" text:outline-level="1">🎤 <text:span text:style-name="Strong_20_Emphasis">11) Voice Mode علمی مخصوص پژوهشگران</text:span></text:h>
      <text:list text:style-name="L15">
        <text:list-item>
          <text:p text:style-name="P20">تبدیل گفتار → متن علمی</text:p>
        </text:list-item>
        <text:list-item>
          <text:p text:style-name="P20">تبدیل متن → توضیح صوتی</text:p>
        </text:list-item>
        <text:list-item>
          <text:p text:style-name="P20">ضبط جلسات علمی و خلاصه‌سازی آن‌ها</text:p>
        </text:list-item>
      </text:list>
      <text:p text:style-name="P5">برای اساتید، دانشجویان دکتری و ارائه‌ها کاربردی است.</text:p>
      <text:p text:style-name="P3"/>
      <text:h text:style-name="P1" text:outline-level="1"><text:soft-page-break/>⚙️ <text:span text:style-name="Strong_20_Emphasis">12) افزونه‌ها برای کارهای تخصصی (plugin system)</text:span></text:h>
      <text:p text:style-name="P5">پژوهشگران گاهی نیازهای ویژه دارند:</text:p>
      <text:list text:style-name="L16">
        <text:list-item>
          <text:p text:style-name="P21">محاسبات آماری</text:p>
        </text:list-item>
        <text:list-item>
          <text:p text:style-name="P21">تحلیل داده</text:p>
        </text:list-item>
        <text:list-item>
          <text:p text:style-name="P21">اجرای کد پایتون</text:p>
        </text:list-item>
        <text:list-item>
          <text:p text:style-name="P21">اتصال به arXiv و Semanticscholar</text:p>
        </text:list-item>
        <text:list-item>
          <text:p text:style-name="P21">استخراج citation</text:p>
        </text:list-item>
        <text:list-item>
          <text:p text:style-name="P21">اتصال به Zotero / Mendeley</text:p>
        </text:list-item>
      </text:list>
      <text:p text:style-name="P5">پلاگین سیستم می‌تواند DAI را یک اکوسیستم کامل کند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6T23:48:24.414584437</meta:creation-date>
    <dc:date>2025-11-16T23:49:21.078151124</dc:date>
    <meta:editing-duration>PT57S</meta:editing-duration>
    <meta:editing-cycles>1</meta:editing-cycles>
    <meta:document-statistic meta:table-count="0" meta:image-count="0" meta:object-count="0" meta:page-count="6" meta:paragraph-count="118" meta:word-count="595" meta:character-count="3180" meta:non-whitespace-character-count="2770"/>
    <meta:generator>LibreOffice/7.4.7.2$Linux_X86_64 LibreOffice_project/40$Build-2</meta:generator>
  </office:meta>
</office:document-meta>
</file>